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text:list-style style:name="L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35.35pt" fo:text-indent="0.00pt"/>
    </style:style>
    <text:list-style style:name="L20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35.35pt" fo:text-indent="-14.15pt"/>
    </style:style>
  </office:automatic-styles>
  <office:body>
    <office:text>
      <text:p text:style-name="P1"><text:span text:style-name="T1">Komandozeilenübungen<text:line-break/></text:span></text:p>
      <text:p text:style-name="P2"><text:span text:style-name="T2">Probieren Sie die Befehle aus:<text:line-break/></text:span></text:p>
      <text:list text:style-name="L3">
        <text:list-item>
          <text:p text:style-name="P3"><text:span text:style-name="T2">Legen Sie ein neues Verzeichnis an. </text:span></text:p>
        </text:list-item>
      </text:list>
      <text:p text:style-name="P4"><text:span text:style-name="T2"><text:line-break/>mkdir folder1<text:line-break/></text:span></text:p>
      <text:list text:style-name="L5">
        <text:list-item>
          <text:p text:style-name="P5"><text:span text:style-name="T2">Legen Sie in diesem Verzeichnis eine Datei an. Dies können Sie z.B. dadurch tun, dass Sie eine beliebige Datei kopieren oder mit<text:s/></text:span><text:span text:style-name="T3">„</text:span><text:span text:style-name="T4">touch</text:span><text:span text:style-name="T5">“</text:span><text:span text:style-name="T6">. </text:span></text:p>
        </text:list-item>
      </text:list>
      <text:p text:style-name="P6"><text:span text:style-name="T6"><text:line-break/>touch folder1/file1.ext<text:line-break/></text:span></text:p>
      <text:list text:style-name="L7">
        <text:list-item>
          <text:p text:style-name="P7"><text:span text:style-name="T7">Legen Sie Kopien dieser Datei an. (Mit gleichem und unterschiedlichen Namen)</text:span></text:p>
        </text:list-item>
      </text:list>
      <text:p text:style-name="P8"><text:span text:style-name="T8"><text:line-break/>cp folder1/file1.ext file1.ext<text:line-break/>cp folder1/file1.ext folder1/file2.ext<text:line-break/></text:span><text:span text:style-name="T9"/></text:p>
      <text:list text:style-name="L9">
        <text:list-item>
          <text:p text:style-name="P9"><text:span text:style-name="T9">Erzeugen Sie mindestens ein Unterverzeichnis, kopieren und verschieben Sie Dateien in dieses Unterverzeichnis.</text:span></text:p>
        </text:list-item>
      </text:list>
      <text:p text:style-name="P10"><text:span text:style-name="T9"><text:line-break/>mkdir folder1/subfolder1</text:span></text:p>
      <text:p text:style-name="P10"><text:span text:style-name="T9">cp *.ext folder1/subfolder1/<text:s text:c="3"/>oder</text:span></text:p>
      <text:p text:style-name="P10"><text:span text:style-name="T9">mv *.ext folder1/subfolder1/<text:line-break/></text:span></text:p>
      <text:list text:style-name="L11">
        <text:list-item>
          <text:p text:style-name="P11"><text:span text:style-name="T9">Nutzen Sie zwischendurch den whatis-Befehl</text:span></text:p>
        </text:list-item>
      </text:list>
      <text:p text:style-name="P12"><text:span text:style-name="T9"><text:line-break/>whatis whatis<text:line-break/></text:span></text:p>
      <text:list text:style-name="L13">
        <text:list-item>
          <text:p text:style-name="P13"><text:span text:style-name="T10">Find</text:span><text:span text:style-name="T11">en Sie die neuen Dateien wieder</text:span></text:p>
        </text:list-item>
      </text:list>
      <text:p text:style-name="P14"><text:span text:style-name="T11"><text:line-break/>ls folder1/subfolder1/<text:line-break/></text:span></text:p>
      <text:list text:style-name="L15">
        <text:list-item>
          <text:p text:style-name="P15"><text:span text:style-name="T11">Lassen Sie sich vom Home-Verzeichnis aus den Inhalt des root-Verzeichnisses anzeigen..<text:line-break/>und vom root-Verzeichnis aus Ihren Ordner<text:s/></text:span><text:span text:style-name="T12">„</text:span><text:span text:style-name="T13">Dokumente/Documents</text:span><text:span text:style-name="T14">“</text:span><text:span text:style-name="T15"/></text:p>
        </text:list-item>
      </text:list>
      <text:p text:style-name="P16"><text:span text:style-name="T16"><text:line-break/>ls /..</text:span><text:span text:style-name="T17"/></text:p>
      <text:p text:style-name="P16"><text:span text:style-name="T18">cd /..<text:line-break/>ls home/tz/Documents</text:span><text:span text:style-name="T19"><text:line-break/></text:span></text:p>
      <text:list text:style-name="L17">
        <text:list-item>
          <text:p text:style-name="P17"><text:span text:style-name="T20">Was passiert, falls Sie einen Ordner mit einem Leerzeichen im Namen anlegen? (Neuer Ordner)</text:span></text:p>
        </text:list-item>
      </text:list>
      <text:p text:style-name="P18"><text:span text:style-name="T20"><text:line-break/>Zwei Ordner werden angelegt, "Neuer" &amp; "Ordner"</text:span></text:p>
      <text:p text:style-name="P19"><text:span text:style-name="T21"/></text:p>
      <text:list text:style-name="L20">
        <text:list-item>
          <text:p text:style-name="P20"><text:span text:style-name="T22">Erstellen Sie eine versteckte Datei </text:span></text:p>
        </text:list-item>
      </text:list>
      <text:p text:style-name="P21"><text:span text:style-name="T22"><text:line-break/>touch .hiddenfile</text:span><text:span text:style-name="T23"/></text:p>
      <text:p text:style-name="P22"><text:span text:style-name="T23"/></text:p>
      <text:p text:style-name="P23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